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12.2102in" svg:y="0.4961in">
            <draw:object draw:notify-on-update-of-ranges="Results.N32:Results.P32 Results.M33:Results.M33 Results.N33:Results.P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299in" svg:height="3.8587in" svg:x="6.7866in" svg:y="4.6535in">
            <draw:object draw:notify-on-update-of-ranges="Results.M39:Results.M39 Results.M40:Results.M45 Results.N39:Results.N39 Results.N40:Results.N45 Results.O39:Results.O39 Results.O40:Results.O45 Results.P39:Results.P39 Results.P40:Results.P45 Results.Q39:Results.Q39 Results.Q40:Results.Q45 Results.R39:Results.R39 Results.R40:Results.R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SOFTMAX_44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44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80/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5"/>
        </table:table-row>
        <table:table-row table:style-name="ro1">
          <table:table-cell office:value-type="float" office:value="2636.75000000004" calcext:value-type="float">
            <text:p>2636.75000000004</text:p>
          </table:table-cell>
          <table:table-cell office:value-type="float" office:value="2940.94299010582" calcext:value-type="float">
            <text:p>2940.94299010582</text:p>
          </table:table-cell>
          <table:table-cell office:value-type="float" office:value="1270.99999999991" calcext:value-type="float">
            <text:p>1270.9999999999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20/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13"/>
        </table:table-row>
        <table:table-row table:style-name="ro1">
          <table:table-cell office:value-type="float" office:value="1517.69999999996" calcext:value-type="float">
            <text:p>1517.69999999996</text:p>
          </table:table-cell>
          <table:table-cell office:value-type="float" office:value="58.5500000000017" calcext:value-type="float">
            <text:p>58.5500000000017</text:p>
          </table:table-cell>
          <table:table-cell office:value-type="float" office:value="105.399999999978" calcext:value-type="float">
            <text:p>105.399999999978</text:p>
          </table:table-cell>
          <table:table-cell office:value-type="float" office:value="58.5500000000017" calcext:value-type="float">
            <text:p>58.5500000000017</text:p>
          </table:table-cell>
          <table:table-cell office:value-type="float" office:value="1681.64999999993" calcext:value-type="float">
            <text:p>1681.6499999999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13"/>
        </table:table-row>
        <table:table-row table:style-name="ro1">
          <table:table-cell office:value-type="float" office:value="2689.82709481482" calcext:value-type="float">
            <text:p>2689.82709481482</text:p>
          </table:table-cell>
          <table:table-cell office:value-type="float" office:value="10.7530901311513" calcext:value-type="float">
            <text:p>10.7530901311513</text:p>
          </table:table-cell>
          <table:table-cell office:value-type="float" office:value="424.236949679853" calcext:value-type="float">
            <text:p>424.236949679853</text:p>
          </table:table-cell>
          <table:table-cell office:value-type="float" office:value="10.7530901311513" calcext:value-type="float">
            <text:p>10.7530901311513</text:p>
          </table:table-cell>
          <table:table-cell office:value-type="float" office:value="3080.97741283849" calcext:value-type="float">
            <text:p>3080.97741283849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13"/>
        </table:table-row>
        <table:table-row table:style-name="ro1">
          <table:table-cell office:value-type="float" office:value="514.499999999862" calcext:value-type="float">
            <text:p>514.499999999862</text:p>
          </table:table-cell>
          <table:table-cell office:value-type="float" office:value="58.9999999998092" calcext:value-type="float">
            <text:p>58.9999999998092</text:p>
          </table:table-cell>
          <table:table-cell office:value-type="float" office:value="3.50000000004513" calcext:value-type="float">
            <text:p>3.50000000004513</text:p>
          </table:table-cell>
          <table:table-cell office:value-type="float" office:value="58.9999999998092" calcext:value-type="float">
            <text:p>58.9999999998092</text:p>
          </table:table-cell>
          <table:table-cell office:value-type="float" office:value="591.000000000008" calcext:value-type="float">
            <text:p>591.000000000008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13"/>
        </table:table-row>
        <table:table-row table:style-name="ro1"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69.074999999996" calcext:value-type="float">
            <text:p>169.07499999999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13"/>
        </table:table-row>
        <table:table-row table:style-name="ro1">
          <table:table-cell office:value-type="float" office:value="79.4707085199296" calcext:value-type="float">
            <text:p>79.4707085199296</text:p>
          </table:table-cell>
          <table:table-cell office:value-type="float" office:value="7.78499652448058" calcext:value-type="float">
            <text:p>7.78499652448058</text:p>
          </table:table-cell>
          <table:table-cell office:value-type="float" office:value="15.5967986004111" calcext:value-type="float">
            <text:p>15.5967986004111</text:p>
          </table:table-cell>
          <table:table-cell office:value-type="float" office:value="7.78499652448058" calcext:value-type="float">
            <text:p>7.78499652448058</text:p>
          </table:table-cell>
          <table:table-cell office:value-type="float" office:value="78.9163593442488" calcext:value-type="float">
            <text:p>78.9163593442488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13"/>
        </table:table-row>
        <table:table-row table:style-name="ro1">
          <table:table-cell office:value-type="float" office:value="68.9999999998747" calcext:value-type="float">
            <text:p>68.9999999998747</text:p>
          </table:table-cell>
          <table:table-cell office:value-type="float" office:value="64.000000000064" calcext:value-type="float">
            <text:p>64.000000000064</text:p>
          </table:table-cell>
          <table:table-cell office:value-type="float" office:value="2.99999999997524" calcext:value-type="float">
            <text:p>2.99999999997524</text:p>
          </table:table-cell>
          <table:table-cell office:value-type="float" office:value="64.000000000064" calcext:value-type="float">
            <text:p>64.000000000064</text:p>
          </table:table-cell>
          <table:table-cell office:value-type="float" office:value="149.999999999872" calcext:value-type="float">
            <text:p>149.99999999987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13"/>
        </table:table-row>
        <table:table-row table:style-name="ro1">
          <table:table-cell office:value-type="float" office:value="56.5059884666569" calcext:value-type="float">
            <text:p>56.5059884666569</text:p>
          </table:table-cell>
          <table:table-cell office:value-type="float" office:value="36.9436640544156" calcext:value-type="float">
            <text:p>36.9436640544156</text:p>
          </table:table-cell>
          <table:table-cell office:value-type="float" office:value="6.55034747892754" calcext:value-type="float">
            <text:p>6.55034747892754</text:p>
          </table:table-cell>
          <table:table-cell office:value-type="float" office:value="36.9436640544156" calcext:value-type="float">
            <text:p>36.9436640544156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5"/>
          <table:table-cell table:style-name="ce1"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3"/>
          <table:table-cell office:value-type="string" calcext:value-type="string">
            <text:p>Initial Overhead</text:p>
          </table:table-cell>
          <table:table-cell table:number-columns-repeated="3"/>
          <table:table-cell office:value-type="float" office:value="2636.75000000004" calcext:value-type="float">
            <text:p>2636.75000000004</text:p>
          </table:table-cell>
          <table:table-cell table:number-columns-repeated="2"/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table:number-columns-repeated="2"/>
        </table:table-row>
        <table:table-row table:style-name="ro1">
          <table:table-cell office:value-type="float" office:value="2804.65345058474" calcext:value-type="float">
            <text:p>2804.65345058474</text:p>
          </table:table-cell>
          <table:table-cell office:value-type="float" office:value="3515.13885699649" calcext:value-type="float">
            <text:p>3515.13885699649</text:p>
          </table:table-cell>
          <table:table-cell office:value-type="float" office:value="1328.40299920645" calcext:value-type="float">
            <text:p>1328.40299920645</text:p>
          </table:table-cell>
          <table:table-cell table:number-columns-repeated="3"/>
          <table:table-cell office:value-type="string" calcext:value-type="string">
            <text:p>Coral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1070.61037488165" calcext:value-type="float">
            <text:p>1070.61037488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office:value-type="float" office:value="1070.61037488165" calcext:value-type="float">
            <text:p>1070.61037488165</text:p>
          </table:table-cell>
          <table:table-cell office:value-type="float" office:value="1385.65090449101" calcext:value-type="float">
            <text:p>1385.65090449101</text:p>
          </table:table-cell>
          <table:table-cell office:value-type="float" office:value="664.045997837093" calcext:value-type="float">
            <text:p>664.045997837093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11"/>
          <table:table-cell office:value-type="string" calcext:value-type="string">
            <text:p>Initialization</text:p>
          </table:table-cell>
          <table:table-cell table:number-columns-repeated="4"/>
          <table:table-cell office:value-type="float" office:value="2636.75000000004" calcext:value-type="float">
            <text:p>2636.7500000000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9"/>
          <table:table-cell office:value-type="string" calcext:value-type="string">
            <text:p>Coral (First)</text:p>
          </table:table-cell>
          <table:table-cell office:value-type="float" office:value="1517.69999999996" calcext:value-type="float">
            <text:p>1517.69999999996</text:p>
          </table:table-cell>
          <table:table-cell office:value-type="float" office:value="58.5500000000017" calcext:value-type="float">
            <text:p>58.5500000000017</text:p>
          </table:table-cell>
          <table:table-cell office:value-type="float" office:value="105.399999999978" calcext:value-type="float">
            <text:p>105.399999999978</text:p>
          </table:table-cell>
          <table:table-cell office:value-type="float" office:value="1681.64999999993" calcext:value-type="float">
            <text:p>1681.64999999993</text:p>
          </table:table-cell>
          <table:table-cell/>
        </table:table-row>
        <table:table-row table:style-name="ro1">
          <table:table-cell office:value-type="float" office:value="2.50312004936859" calcext:value-type="float">
            <text:p>2.50312004936859</text:p>
          </table:table-cell>
          <table:table-cell office:value-type="float" office:value="0.472353996227681" calcext:value-type="float">
            <text:p>0.472353996227681</text:p>
          </table:table-cell>
          <table:table-cell office:value-type="float" office:value="2.49299773713574" calcext:value-type="float">
            <text:p>2.49299773713574</text:p>
          </table:table-cell>
          <table:table-cell table:number-columns-repeated="9"/>
          <table:table-cell office:value-type="string" calcext:value-type="string">
            <text:p>Coral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2804.65345058474" calcext:value-type="float">
            <text:p>2804.65345058474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1070.61037488165" calcext:value-type="float">
            <text:p>1070.61037488165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CPU</text:p>
          </table:table-cell>
          <table:table-cell table:number-columns-repeated="3"/>
          <table:table-cell office:value-type="float" office:value="2.50312004936859" calcext:value-type="float">
            <text:p>2.503120049368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7:23:10.161857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14:41:37.270675062</dc:date>
    <meta:editing-duration>PT20H26M41S</meta:editing-duration>
    <meta:editing-cycles>6</meta:editing-cycles>
    <meta:generator>LibreOffice/7.0.4.2$Linux_X86_64 LibreOffice_project/00$Build-2</meta:generator>
    <meta:document-statistic meta:table-count="1" meta:cell-count="15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3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9cm" svg:height="9.802cm" xlink:href=".." xlink:type="simple" chart:class="chart:bar" chart:style-name="ch1">
        <chart:title svg:x="7.718cm" svg:y="0.331cm" chart:style-name="ch2">
          <text:p>Softmax</text:p>
        </chart:title>
        <chart:legend chart:legend-position="end" svg:x="14.768cm" svg:y="3.738cm" style:legend-expansion="high" chart:style-name="ch3"/>
        <chart:plot-area chart:style-name="ch4" table:cell-range-address="Results.M39:Results.R45" chart:data-source-has-labels="both" svg:x="1.305cm" svg:y="1.254cm" svg:width="13.117cm" svg:height="8.3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316cm" svg:y="1.301cm" svg:width="12.087cm" svg:height="7.7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lts.M40:Results.M45"/>
            <chart:grid chart:style-name="ch6" chart:class="major"/>
          </chart:axis>
          <chart:axis chart:dimension="y" chart:name="primary-y" chart:style-name="ch7">
            <chart:title svg:x="0.451cm" svg:y="6.651cm" chart:style-name="ch8">
              <text:p>Mean Time (uS)</text:p>
            </chart:title>
            <chart:grid chart:style-name="ch6" chart:class="major"/>
          </chart:axis>
          <chart:axis chart:dimension="z" chart:name="primary-z" chart:style-name="ch5"/>
          <chart:series chart:style-name="ch9" chart:values-cell-range-address="Results.N40:Results.N45" chart:label-cell-address="Results.N39:Results.N39" chart:class="chart:bar">
            <chart:data-point chart:repeated="6"/>
          </chart:series>
          <chart:series chart:style-name="ch10" chart:values-cell-range-address="Results.O40:Results.O45" chart:label-cell-address="Results.O39:Results.O39" chart:class="chart:bar">
            <chart:data-point chart:repeated="6"/>
          </chart:series>
          <chart:series chart:style-name="ch11" chart:values-cell-range-address="Results.P40:Results.P45" chart:label-cell-address="Results.P39:Results.P39" chart:class="chart:bar">
            <chart:data-point chart:repeated="6"/>
          </chart:series>
          <chart:series chart:style-name="ch12" chart:values-cell-range-address="Results.Q40:Results.Q45" chart:label-cell-address="Results.Q39:Results.Q39" chart:class="chart:bar">
            <chart:data-point chart:repeated="6"/>
          </chart:series>
          <chart:series chart:style-name="ch13" chart:values-cell-range-address="Results.R40:Results.R45" chart:label-cell-address="Results.R39:Results.R3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N39:Results.N39</svg:desc>
                </draw:g>
              </table:table-cell>
              <table:table-cell office:value-type="string">
                <text:p>Inference</text:p>
                <draw:g>
                  <svg:desc>Results.O39:Results.O39</svg:desc>
                </draw:g>
              </table:table-cell>
              <table:table-cell office:value-type="string">
                <text:p>Return</text:p>
                <draw:g>
                  <svg:desc>Results.P39:Results.P39</svg:desc>
                </draw:g>
              </table:table-cell>
              <table:table-cell office:value-type="string">
                <text:p>Total</text:p>
                <draw:g>
                  <svg:desc>Results.Q39:Results.Q39</svg:desc>
                </draw:g>
              </table:table-cell>
              <table:table-cell office:value-type="string">
                <text:p>Initialization</text:p>
                <draw:g>
                  <svg:desc>Results.R39:Results.R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ization</text:p>
                <draw:g>
                  <svg:desc>Results.M40:Results.M45</svg:desc>
                </draw:g>
              </table:table-cell>
              <table:table-cell office:value-type="float" office:value="NaN">
                <text:p>NaN</text:p>
                <draw:g>
                  <svg:desc>Results.N40:Results.N45</svg:desc>
                </draw:g>
              </table:table-cell>
              <table:table-cell office:value-type="float" office:value="NaN">
                <text:p>NaN</text:p>
                <draw:g>
                  <svg:desc>Results.O40:Results.O45</svg:desc>
                </draw:g>
              </table:table-cell>
              <table:table-cell office:value-type="float" office:value="NaN">
                <text:p>NaN</text:p>
                <draw:g>
                  <svg:desc>Results.P40:Results.P45</svg:desc>
                </draw:g>
              </table:table-cell>
              <table:table-cell office:value-type="float" office:value="NaN">
                <text:p>NaN</text:p>
                <draw:g>
                  <svg:desc>Results.Q40:Results.Q45</svg:desc>
                </draw:g>
              </table:table-cell>
              <table:table-cell office:value-type="float" office:value="2636.75000000004">
                <text:p>2636.75000000004</text:p>
                <draw:g>
                  <svg:desc>Results.R40:Results.R45</svg:desc>
                </draw:g>
              </table:table-cell>
            </table:table-row>
            <table:table-row>
              <table:table-cell office:value-type="string">
                <text:p>Coral (First)</text:p>
              </table:table-cell>
              <table:table-cell office:value-type="float" office:value="1517.69999999996">
                <text:p>1517.69999999996</text:p>
              </table:table-cell>
              <table:table-cell office:value-type="float" office:value="58.5500000000017">
                <text:p>58.5500000000017</text:p>
              </table:table-cell>
              <table:table-cell office:value-type="float" office:value="105.399999999978">
                <text:p>105.399999999978</text:p>
              </table:table-cell>
              <table:table-cell office:value-type="float" office:value="1681.64999999993">
                <text:p>1681.649999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al</text:p>
              </table:table-cell>
              <table:table-cell office:value-type="float" office:value="95.5374999999981">
                <text:p>95.5374999999981</text:p>
              </table:table-cell>
              <table:table-cell office:value-type="float" office:value="62.4625000000018">
                <text:p>62.4625000000018</text:p>
              </table:table-cell>
              <table:table-cell office:value-type="float" office:value="11.0749999999965">
                <text:p>11.0749999999965</text:p>
              </table:table-cell>
              <table:table-cell office:value-type="float" office:value="169.074999999996">
                <text:p>169.0749999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4.65345058474">
                <text:p>2804.65345058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.61037488165">
                <text:p>1070.6103748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12004936859">
                <text:p>2.503120049368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 style:percentage-data-style-name="N10011">
      <style:chart-properties chart:link-data-style-to-source="false" chart:data-label-number="percentage" chart:data-label-text="false" chart:data-label-symbol="false" chart:label-position="avoid-overlap"/>
      <style:graphic-properties draw:stroke="none" draw:fill-color="#004586"/>
      <style:text-properties fo:font-size="11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097cm" svg:y="0.315cm" chart:style-name="ch2">
          <text:p>Softmax</text:p>
        </chart:title>
        <chart:subtitle svg:x="5.337cm" svg:y="1.223cm" chart:style-name="ch3">
          <text:p>Coral USB Mean Times Ratio </text:p>
        </chart:subtitle>
        <chart:legend chart:legend-position="end" svg:x="13.446cm" svg:y="3.782cm" style:legend-expansion="high" chart:style-name="ch4"/>
        <chart:plot-area chart:style-name="ch5" table:cell-range-address="Results.M32:Results.P33" chart:data-source-has-labels="both" svg:x="0.32cm" svg:y="2.032cm" svg:width="12.806cm" svg:height="6.788cm">
          <chart:coordinate-region svg:x="3.504cm" svg:y="2.407cm" svg:width="6.413cm" svg:height="6.413cm"/>
          <chart:axis chart:dimension="x" chart:name="primary-x" chart:style-name="ch6" chartooo:axis-type="auto">
            <chartooo:date-scale/>
            <chart:categories table:cell-range-address="Results.N32:Results.P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s.N33:Results.P33" chart:label-cell-address="Results.M33:Results.M33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N32:Results.P32</svg:desc>
                </draw:g>
              </table:table-cell>
              <table:table-cell office:value-type="string">
                <text:p>Inference</text:p>
              </table:table-cell>
              <table:table-cell office:value-type="string">
                <text:p>Retur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lts.M33:Results.M33</svg:desc>
                </draw:g>
              </table:table-cell>
              <table:table-cell office:value-type="float" office:value="95.5374999999981">
                <text:p>95.5374999999981</text:p>
                <draw:g>
                  <svg:desc>Results.N33:Results.P33</svg:desc>
                </draw:g>
              </table:table-cell>
              <table:table-cell office:value-type="float" office:value="62.4625000000018">
                <text:p>62.4625000000018</text:p>
              </table:table-cell>
              <table:table-cell office:value-type="float" office:value="11.0749999999965">
                <text:p>11.0749999999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